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47mm"/>
    </style:style>
    <style:style style:name="co3" style:family="table-column">
      <style:table-column-properties fo:break-before="auto" style:column-width="40.66mm"/>
    </style:style>
    <style:style style:name="co4" style:family="table-column">
      <style:table-column-properties fo:break-before="auto" style:column-width="35.67mm"/>
    </style:style>
    <style:style style:name="co5" style:family="table-column">
      <style:table-column-properties fo:break-before="auto" style:column-width="34.8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font-name="Free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Free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 table:print-ranges="Sheet1.G7:Sheet1.G7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Alumno</text:p>
          </table:table-cell>
          <table:table-cell table:style-name="ce1" office:value-type="string" calcext:value-type="string">
            <text:p>Responsabilidad (-)</text:p>
          </table:table-cell>
          <table:table-cell table:style-name="ce1" office:value-type="string" calcext:value-type="string">
            <text:p>Disciplina (-)</text:p>
          </table:table-cell>
          <table:table-cell table:style-name="ce1" office:value-type="string" calcext:value-type="string">
            <text:p>Interés (+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ette Barra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rnanda Barra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mon Barros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eremi Burgos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rla Castillo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ynthia de la Fuente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laudina Escalona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ianela Fernandez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gnacio Garcia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illiam Gatica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andro Molina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laudio Parra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atalia Retamal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olange Romero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renda Sanhueza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afael Sanhueza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blo Torres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rancisco Villegas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eandro Yévenes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abian Yévenes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-00-0000</text:date>, <text:time style:data-style-name="N2" text:time-value="23:30:53.6244102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23:14:20.985857186</meta:creation-date>
    <dc:date>2016-04-11T23:31:59.495264690</dc:date>
    <meta:editing-duration>PT17M27S</meta:editing-duration>
    <meta:editing-cycles>3</meta:editing-cycles>
    <meta:generator>LibreOffice/5.0.3.2$Linux_X86_64 LibreOffice_project/00m0$Build-2</meta:generator>
    <meta:document-statistic meta:table-count="1" meta:cell-count="48" meta:object-count="0"/>
  </office:meta>
</office:document-meta>
</file>